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6bd0" officeooo:paragraph-rsid="00156bd0"/>
    </style:style>
    <style:style style:name="P2" style:family="paragraph" style:parent-style-name="Standard">
      <style:paragraph-properties fo:break-before="page"/>
      <style:text-properties officeooo:rsid="00156bd0" officeooo:paragraph-rsid="00156bd0"/>
    </style:style>
    <style:style style:name="P3" style:family="paragraph" style:parent-style-name="Frame_20_contents">
      <style:text-properties officeooo:rsid="00157af1" officeooo:paragraph-rsid="00157af1"/>
    </style:style>
    <style:style style:name="P4" style:family="paragraph" style:parent-style-name="Frame_20_contents">
      <style:text-properties officeooo:rsid="0015b11c" officeooo:paragraph-rsid="0015b11c"/>
    </style:style>
    <style:style style:name="P5" style:family="paragraph" style:parent-style-name="Frame_20_contents">
      <style:paragraph-properties fo:text-align="center" style:justify-single-word="false"/>
      <style:text-properties officeooo:rsid="0015b11c" officeooo:paragraph-rsid="0015b11c"/>
    </style:style>
    <style:style style:name="P6" style:family="paragraph" style:parent-style-name="Frame_20_contents">
      <style:text-properties officeooo:rsid="0015b11c" officeooo:paragraph-rsid="001753f9"/>
    </style:style>
    <style:style style:name="P7" style:family="paragraph" style:parent-style-name="Frame_20_contents">
      <style:text-properties officeooo:rsid="00221b3c" officeooo:paragraph-rsid="00221b3c"/>
    </style:style>
    <style:style style:name="P8" style:family="paragraph" style:parent-style-name="Frame_20_contents">
      <style:text-properties officeooo:rsid="00221b3c" officeooo:paragraph-rsid="002332fc"/>
    </style:style>
    <style:style style:name="P9" style:family="paragraph" style:parent-style-name="Frame_20_contents">
      <style:text-properties officeooo:rsid="00221b3c" officeooo:paragraph-rsid="0026365f"/>
    </style:style>
    <style:style style:name="T1" style:family="text">
      <style:text-properties officeooo:rsid="0015b11c"/>
    </style:style>
    <style:style style:name="T2" style:family="text">
      <style:text-properties officeooo:rsid="002332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66dd"/>
    </style:style>
    <style:style style:name="T5" style:family="text">
      <style:text-properties fo:font-style="italic" officeooo:rsid="002666dd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cm" svg:y="3.577cm" svg:width="10.058cm" draw:z-index="0">
        <draw:text-box fo:min-height="11.996cm">
          <text:p text:style-name="P5">Texte 1</text:p>
          <text:p text:style-name="P3">Claudine, avec le temps tes grâces passeront,</text:p>
          <text:p text:style-name="P3">Ton jeune teint perdra sa pourpre et son ivoire,</text:p>
          <text:p text:style-name="P3">Le ciel qui te fit blonde un jour te verra noire,</text:p>
          <text:p text:style-name="P3">Et, comme je languis, tes beaux yeux languiront.</text:p>
          <text:p text:style-name="P3"/>
          <text:p text:style-name="P3">Ceux que tu traites mal te persécuteront,</text:p>
          <text:p text:style-name="P3">Ils riront de l'orgueil qui t'en fait tant accroire,</text:p>
          <text:p text:style-name="P3">Ils n'auront plus d'amour, tu n'auras plus de gloire,</text:p>
          <text:p text:style-name="P3">Tu mourras, et mes vers jamais ne périront.</text:p>
          <text:p text:style-name="P3"/>
          <text:p text:style-name="P3">O cruelle à mes vœux ou plutôt à toi-même,</text:p>
          <text:p text:style-name="P3">Veux-tu forcer des ans la puissance suprême,</text:p>
          <text:p text:style-name="P3">Et te survivre encore au-delà du tombeau ?</text:p>
          <text:p text:style-name="P3"/>
          <text:p text:style-name="P3">Que ta douceur m'oblige à faire ton image</text:p>
          <text:p text:style-name="P3">Et les ans douteront qui parut le plus beau,</text:p>
          <text:p text:style-name="P3">Ou mon esprit ou ton visage.</text:p>
          <text:p text:style-name="P3"/>
          <text:p text:style-name="P3">Guillaume COLLETET (1598-1659)</text:p>
          <text:p text:style-name="P3">Amours de Claudine (Poésies diverses, 1656)</text:p>
        </draw:text-box>
      </draw:frame>
      <draw:frame draw:style-name="fr1" draw:name="Cadre5" text:anchor-type="page" text:anchor-page-number="2" svg:x="10.857cm" svg:y="2.552cm" svg:width="7.781cm" draw:z-index="1">
        <draw:text-box fo:min-height="14.383cm">
          <text:p text:style-name="P6">les beaux jours s'en vont</text:p>
          <text:p text:style-name="P6">les beaux jours de fête</text:p>
          <text:p text:style-name="P6">soleils et planètes</text:p>
          <text:p text:style-name="P6">tournent tous en rond</text:p>
          <text:p text:style-name="P6">mais toi ma petite</text:p>
          <text:p text:style-name="P6">tu marches tout droit</text:p>
          <text:p text:style-name="P6">vers sque tu vois pas</text:p>
          <text:p text:style-name="P6">très sournois s'approchent</text:p>
          <text:p text:style-name="P6">la ride véloce</text:p>
          <text:p text:style-name="P6">la pesante graisse</text:p>
          <text:p text:style-name="P6">le menton triplé</text:p>
          <text:p text:style-name="P6">le muscle avachi</text:p>
          <text:p text:style-name="P6">allons cueille cueille</text:p>
          <text:p text:style-name="P6">les roses les roses</text:p>
          <text:p text:style-name="P6">roses de la vie</text:p>
          <text:p text:style-name="P6">et que leurs pétales</text:p>
          <text:p text:style-name="P6">soient la mer étale</text:p>
          <text:p text:style-name="P6">de tous les bonheurs</text:p>
          <text:p text:style-name="P6">allons cueille cueille</text:p>
          <text:p text:style-name="P6">si tu le fais pas</text:p>
          <text:p text:style-name="P6">ce que tu te goures</text:p>
          <text:p text:style-name="P6">fillette fillette</text:p>
          <text:p text:style-name="P6">ce que tu te goures.</text:p>
          <text:p text:style-name="P6"/>
          <text:p text:style-name="P6">Raymond QUENEAU (1903-1976)</text:p>
          <text:p text:style-name="P6">L'instant fatal (1948)</text:p>
        </draw:text-box>
      </draw:frame>
      <draw:frame draw:style-name="fr1" draw:name="Cadre4" text:anchor-type="page" text:anchor-page-number="2" svg:x="2.522cm" svg:y="2.203cm" svg:width="6.198cm" draw:z-index="2">
        <draw:text-box fo:min-height="16.007cm">
          <text:p text:style-name="P5">Texte 4</text:p>
          <text:p text:style-name="P4">Si tu t'imagines</text:p>
          <text:p text:style-name="P4">si tu t'imagines</text:p>
          <text:p text:style-name="P4">fillette fillette</text:p>
          <text:p text:style-name="P4">si tu t'imagines</text:p>
          <text:p text:style-name="P4">xa va xa va xa</text:p>
          <text:p text:style-name="P4">va durer toujours</text:p>
          <text:p text:style-name="P4">la saison des za</text:p>
          <text:p text:style-name="P4">la saison des za</text:p>
          <text:p text:style-name="P4">saison des amours</text:p>
          <text:p text:style-name="P4">ce que tu te goures</text:p>
          <text:p text:style-name="P4">fillette fillette</text:p>
          <text:p text:style-name="P4">ce que tu te goures</text:p>
          <text:p text:style-name="P4"/>
          <text:p text:style-name="P4">Si tu crois petite</text:p>
          <text:p text:style-name="P4">si tu crois ah ah</text:p>
          <text:p text:style-name="P4">que ton teint de rose</text:p>
          <text:p text:style-name="P4">ta taille de guêpe</text:p>
          <text:p text:style-name="P4">tes mignons biceps</text:p>
          <text:p text:style-name="P4">tes ongles d'émail</text:p>
          <text:p text:style-name="P4">ta cuisse de nymphe</text:p>
          <text:p text:style-name="P4">et ton pied léger</text:p>
          <text:p text:style-name="P4">si tu crois petite</text:p>
          <text:p text:style-name="P4">xa va xa va xa va</text:p>
          <text:p text:style-name="P4">va durer toujours</text:p>
          <text:p text:style-name="P4">ce que tu te goures</text:p>
          <text:p text:style-name="P4">fillette fillette</text:p>
          <text:p text:style-name="P4">ce que tu te goures</text:p>
          <text:p text:style-name="P4"/>
        </draw:text-box>
      </draw:frame>
      <draw:frame draw:style-name="fr1" draw:name="Cadre2" text:anchor-type="page" text:anchor-page-number="1" svg:x="2.066cm" svg:y="5.064cm" svg:width="6.454cm" draw:z-index="3">
        <draw:text-box fo:min-height="19.147cm">
          <text:p text:style-name="P5">Texte 2</text:p>
          <text:p text:style-name="P3">Marquise, si mon visage</text:p>
          <text:p text:style-name="P3">A quelques traits un peu vieux,</text:p>
          <text:p text:style-name="P3">Souvenez-vous qu'à mon âge</text:p>
          <text:p text:style-name="P3">Vous ne vaudrez guère mieux.</text:p>
          <text:p text:style-name="P3"/>
          <text:p text:style-name="P3">Le temps aux plus belles choses</text:p>
          <text:p text:style-name="P3">Se plaît à faire un affront :</text:p>
          <text:p text:style-name="P3">Il saura faner vos roses</text:p>
          <text:p text:style-name="P3">Comme il a ridé mon front.</text:p>
          <text:p text:style-name="P3"/>
          <text:p text:style-name="P3">Le même cours des planètes</text:p>
          <text:p text:style-name="P3">Règle nos jours et nos nuits :</text:p>
          <text:p text:style-name="P3">On m'a vu ce que vous êtes</text:p>
          <text:p text:style-name="P3">Vous serez ce que je suis.</text:p>
          <text:p text:style-name="P3">Cependant j'ai quelques charmes</text:p>
          <text:p text:style-name="P3">Qui sont assez éclatants</text:p>
          <text:p text:style-name="P3">Pour n'avoir pas trop d'alarmes</text:p>
          <text:p text:style-name="P3">De ces ravages du temps.</text:p>
          <text:p text:style-name="P3"/>
          <text:p text:style-name="P3">Vous en avez qu'on adore ;</text:p>
          <text:p text:style-name="P3">Mais ceux que vous méprisez</text:p>
          <text:p text:style-name="P3">Pourraient bien durer encore</text:p>
          <text:p text:style-name="P3">Quand ceux-là seront usés.</text:p>
          <text:p text:style-name="P3"/>
          <text:p text:style-name="P3">Ils pourront sauver la gloire</text:p>
          <text:p text:style-name="P3">Des yeux qui me semblent doux,</text:p>
          <text:p text:style-name="P3">Et dans mille ans faire croire</text:p>
          <text:p text:style-name="P3">Ce qu'il me plaira de vous.</text:p>
          <text:p text:style-name="P3"/>
          <text:p text:style-name="P3">Chez cette race nouvelle</text:p>
          <text:p text:style-name="P3">Où j'aurai quelque crédit,</text:p>
          <text:p text:style-name="P3">Vous ne passerez pour belle</text:p>
          <text:p text:style-name="P3">Qu'autant que je l'aurai dit.</text:p>
          <text:p text:style-name="P3"/>
          <text:p text:style-name="P3">Pensez-y, belle Marquise,</text:p>
          <text:p text:style-name="P3">Quoiqu'un grison fasse effroi,</text:p>
          <text:p text:style-name="P3">Il vaut bien qu'on le courtise</text:p>
          <text:p text:style-name="P3">Quand il est fait comme moi.</text:p>
          <text:p text:style-name="P3"/>
          <text:p text:style-name="P3">Pierre CORNEILLE</text:p>
          <text:p text:style-name="P3">(1606-1684)</text:p>
          <text:p text:style-name="P3">Stances à Marquise (1658)</text:p>
        </draw:text-box>
      </draw:frame>
      <draw:frame draw:style-name="fr1" draw:name="Cadre3" text:anchor-type="page" text:anchor-page-number="1" svg:x="9.708cm" svg:y="15.84cm" svg:width="9.606cm" draw:z-index="4">
        <draw:text-box fo:min-height="12.13cm">
          <text:p text:style-name="P5">Texte 3</text:p>
          <text:p text:style-name="P4">Lorsque tu dormiras, ma belle ténébreuse,</text:p>
          <text:p text:style-name="P4">Au fond d'un monument construit en marbre noir,</text:p>
          <text:p text:style-name="P4">Et lorsque tu n'auras pour alcôve et manoir</text:p>
          <text:p text:style-name="P4">Qu'un caveau pluvieux et qu'une fosse creuse;</text:p>
          <text:p text:style-name="P4"/>
          <text:p text:style-name="P4">Quand la pierre, opprimant ta poitrine peureuse</text:p>
          <text:p text:style-name="P4">Et tes flancs qu'assouplit un charmant nonchaloir,</text:p>
          <text:p text:style-name="P4">Empêchera ton cœur de battre et de vouloir,</text:p>
          <text:p text:style-name="P4">Et tes pieds de courir leur course aventureuse,</text:p>
          <text:p text:style-name="P4"/>
          <text:p text:style-name="P4">Le tombeau, confident de mon rêve infini</text:p>
          <text:p text:style-name="P4">(Car le tombeau toujours comprendra le poète),</text:p>
          <text:p text:style-name="P4">Durant ces grandes nuits d'où le somme est banni,</text:p>
          <text:p text:style-name="P4"/>
          <text:p text:style-name="P4">Te dira : « Que vous sert, courtisane imparfaite,</text:p>
          <text:p text:style-name="P4">De n'avoir pas connu ce que pleurent les morts ? »</text:p>
          <text:p text:style-name="P4">─ Et le ver rongera ta peau comme un remords.</text:p>
          <text:p text:style-name="P4"/>
          <text:p text:style-name="P4">Charles BAUDELAIRE (1821-1867)</text:p>
          <text:p text:style-name="P4">Les Fleurs du Mal, Spleen et Idéal, (1857)</text:p>
        </draw:text-box>
      </draw:frame>
      <draw:frame draw:style-name="fr2" draw:name="Cadre6" text:anchor-type="page" text:anchor-page-number="2" svg:x="1.055cm" svg:y="21.936cm" svg:width="18.662cm" draw:z-index="5">
        <draw:text-box fo:min-height="5.031cm">
          <text:p text:style-name="P7"><text:span text:style-name="T3">Interprétations de la chanson de la chanson mise en musique par Joseph Kosma pour Juliette Gréco </text:span>:</text:p>
          <text:p text:style-name="P7"/>
          <text:p text:style-name="P9">- Juliette Gréco : </text:p>
          <text:p text:style-name="P9"><text:a xlink:type="simple" xlink:href="http://www.musicme.com/#/Juliette-Greco/titres/Si-Tu-T%27imagines-t65253.html"><text:span text:style-name="T2">http://www.musicme.com/#/Juliette-Greco/titres/Si-Tu-T%27imagines-t65253.html</text:span></text:a></text:p>
          <text:p text:style-name="P8"/>
          <text:p text:style-name="P9">- Frères Jacques : </text:p>
          <text:p text:style-name="P9"><text:a xlink:type="simple" xlink:href="http://www.musicme.com/#/Les-Freres-Jacques/titres/Si-Tu-T%27imagines-t65253.html">http://www.musicme.com/#/Les-Freres-Jacques/titres/Si-Tu-T%27imagines-t65253.html</text:a></text:p>
        </draw:text-box>
      </draw:frame>
      <text:h text:style-name="Heading_20_1" text:outline-level="1">Séquence III : <text:span text:style-name="T5">Carpe diem</text:span> : <text:span text:style-name="T1">textes complémentaires</text:span></text:h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>
      <style:text-properties style:font-name="Comic Sans MS" fo:font-family="'Comic Sans MS'" style:font-style-name="Normal" style:font-family-generic="script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count-in-text-boxes="tru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kpodar </meta:initial-creator>
    <meta:creation-date>2013-12-29T17:35:53.891629434</meta:creation-date>
    <dc:date>2013-12-29T18:04:09.785775602</dc:date>
    <dc:creator>jlkpodar </dc:creator>
    <meta:editing-duration>PT16M31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128" meta:word-count="655" meta:character-count="3659" meta:non-whitespace-character-count="3130"/>
  </office:meta>
</office:document-meta>
</file>